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0.691cm"/>
    </style:style>
    <style:style style:name="Tabla1.B" style:family="table-column">
      <style:table-column-properties style:column-width="4.803cm"/>
    </style:style>
    <style:style style:name="Tabla1.C" style:family="table-column">
      <style:table-column-properties style:column-width="7.698cm"/>
    </style:style>
    <style:style style:name="Tabla1.D" style:family="table-column">
      <style:table-column-properties style:column-width="4.3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8.001cm"/>
    </style:style>
    <style:style style:name="Tabla2.C" style:family="table-column">
      <style:table-column-properties style:column-width="5.614cm"/>
    </style:style>
    <style:style style:name="Tabla2.D" style:family="table-column">
      <style:table-column-properties style:column-width="3.17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8023" officeooo:paragraph-rsid="00058023"/>
    </style:style>
    <style:style style:name="P2" style:family="paragraph" style:parent-style-name="Table_20_Contents">
      <style:text-properties officeooo:rsid="00058023" officeooo:paragraph-rsid="000803a8"/>
    </style:style>
    <style:style style:name="P3" style:family="paragraph" style:parent-style-name="Table_20_Contents">
      <style:text-properties officeooo:paragraph-rsid="00058023"/>
    </style:style>
    <style:style style:name="P4" style:family="paragraph" style:parent-style-name="Table_20_Contents">
      <style:text-properties officeooo:rsid="00061ea6" officeooo:paragraph-rsid="00061ea6"/>
    </style:style>
    <style:style style:name="P5" style:family="paragraph" style:parent-style-name="Table_20_Contents">
      <style:text-properties officeooo:rsid="00061ea6" officeooo:paragraph-rsid="000803a8"/>
    </style:style>
    <style:style style:name="P6" style:family="paragraph" style:parent-style-name="Table_20_Contents">
      <style:text-properties officeooo:paragraph-rsid="00061ea6"/>
    </style:style>
    <style:style style:name="P7" style:family="paragraph" style:parent-style-name="Table_20_Contents">
      <style:text-properties officeooo:rsid="000803a8" officeooo:paragraph-rsid="000803a8"/>
    </style:style>
    <style:style style:name="P8" style:family="paragraph" style:parent-style-name="Table_20_Contents">
      <style:text-properties officeooo:paragraph-rsid="000803a8"/>
    </style:style>
    <style:style style:name="P9" style:family="paragraph" style:parent-style-name="Standard">
      <style:text-properties officeooo:rsid="000437ae" officeooo:paragraph-rsid="000437ae"/>
    </style:style>
    <style:style style:name="P10" style:family="paragraph" style:parent-style-name="Standard">
      <style:text-properties officeooo:rsid="00058023" officeooo:paragraph-rsid="000437ae"/>
    </style:style>
    <style:style style:name="P11" style:family="paragraph" style:parent-style-name="Standard">
      <style:text-properties officeooo:rsid="00058023" officeooo:paragraph-rsid="00058023"/>
    </style:style>
    <style:style style:name="P12" style:family="paragraph" style:parent-style-name="Standard">
      <style:text-properties officeooo:rsid="00058023" officeooo:paragraph-rsid="00061ea6"/>
    </style:style>
    <style:style style:name="P13" style:family="paragraph" style:parent-style-name="Standard">
      <style:text-properties officeooo:rsid="00061ea6" officeooo:paragraph-rsid="00061ea6"/>
    </style:style>
    <style:style style:name="P14" style:family="paragraph" style:parent-style-name="Standard">
      <style:text-properties officeooo:rsid="00061ea6" officeooo:paragraph-rsid="000803a8"/>
    </style:style>
    <style:style style:name="P15" style:family="paragraph" style:parent-style-name="Standard">
      <style:text-properties officeooo:rsid="000803a8" officeooo:paragraph-rsid="000803a8"/>
    </style:style>
    <style:style style:name="T1" style:family="text">
      <style:text-properties officeooo:rsid="00058023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 officeooo:rsid="00058023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 officeooo:rsid="00061ea6"/>
    </style:style>
    <style:style style:name="T5" style:family="text">
      <style:text-properties officeooo:rsid="00061ea6"/>
    </style:style>
    <style:style style:name="T6" style:family="text">
      <style:text-properties officeooo:rsid="00080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text:span text:style-name="T5">A) </text:span>Requerimientos: </text:p>
      <text:p text:style-name="P9"/>
      <text:p text:style-name="P9">Se necesita un Alta de empleados con los campos: </text:p>
      <text:p text:style-name="P9">Nombre, Apellido, Rol del empleado, y tipo de empleado </text:p>
      <text:p text:style-name="P9"/>
      <text:p text:style-name="P9">El sistema debe permitir editar los empleados</text:p>
      <text:p text:style-name="P9">El sistema debe permitir eliminar a un empleado </text:p>
      <text:p text:style-name="P9">El sistema debe permitir registrar los movimientos de los empleados de la empresa</text:p>
      <text:p text:style-name="P9">El sistema debe permitir modificar los movimientos de los empleados de la empresa </text:p>
      <text:p text:style-name="P9">El sistema debe permitir consultar los movimientos de un empleado por mes </text:p>
      <text:p text:style-name="P9">El sistema debe permitir eliminar un movimiento de un empleado</text:p>
      <text:p text:style-name="P9">El sistema debe permitir consultar la nomina de los empleados por mes y por empleado</text:p>
      <text:p text:style-name="P10"/>
      <text:p text:style-name="P11"><text:span text:style-name="T5">B) </text:span>Casos de prueba 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ID</text:p>
          </table:table-cell>
          <table:table-cell table:style-name="Tabla1.A1" office:value-type="string">
            <text:p text:style-name="P1">Descripción de la prueba</text:p>
          </table:table-cell>
          <table:table-cell table:style-name="Tabla1.A1" office:value-type="string">
            <text:p text:style-name="P1">Entradas</text:p>
          </table:table-cell>
          <table:table-cell table:style-name="Tabla1.D1" office:value-type="string">
            <text:p text:style-name="P1">Salida Esperada 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Se consulta empleado con sueldo mayor a 16 000 </text:p>
          </table:table-cell>
          <table:table-cell table:style-name="Tabla1.A2" office:value-type="string">
            <text:p text:style-name="P1">IdEmpleado: <text:s/>100</text:p>
            <text:p text:style-name="P1">Rol: cargador</text:p>
            <text:p text:style-name="P1">Tipo Empleado: Interno</text:p>
            <text:p text:style-name="P3"><text:span text:style-name="T1">Cantidad de entregas:</text:span><text:span text:style-name="T3">6201</text:span></text:p>
            <text:p text:style-name="P4"><text:span text:style-name="T3">M</text:span><text:span text:style-name="T2">es: marzo </text:span></text:p>
          </table:table-cell>
          <table:table-cell table:style-name="Tabla1.D2" office:value-type="string">
            <text:p text:style-name="P3"><text:span text:style-name="T1">Total a pagar: </text:span><text:span text:style-name="T2">$30,748.98</text:span> </text:p>
            <text:p text:style-name="P4">ISR adicional: $909.77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>Se consulta empleado con sueldo <text:span text:style-name="T5">menor</text:span> a 16 000 </text:p>
          </table:table-cell>
          <table:table-cell table:style-name="Tabla1.A2" office:value-type="string">
            <text:p text:style-name="P1">IdEmpleado: <text:s/>1<text:span text:style-name="T5">1</text:span>0</text:p>
            <text:p text:style-name="P1">Rol: <text:span text:style-name="T5">Chofer</text:span></text:p>
            <text:p text:style-name="P1">Tipo Empleado: <text:span text:style-name="T5">Externo</text:span></text:p>
            <text:p text:style-name="P3"><text:span text:style-name="T1">Cantidad de entregas:</text:span><text:span text:style-name="T3">452</text:span></text:p>
            <text:p text:style-name="P4"><text:span text:style-name="T3">M</text:span><text:span text:style-name="T2">es: marzo </text:span></text:p>
          </table:table-cell>
          <table:table-cell table:style-name="Tabla1.D2" office:value-type="string">
            <text:p text:style-name="P3"><text:span text:style-name="T1">Total a pagar: </text:span><text:span text:style-name="T2">$30,748.98</text:span> </text:p>
            <text:p text:style-name="P4">Vales Despensa: $0</text:p>
            <text:p text:style-name="P4"/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Se consulta empleado auxiliar</text:p>
          </table:table-cell>
          <table:table-cell table:style-name="Tabla1.A2" office:value-type="string">
            <text:p text:style-name="P1">IdEmpleado: <text:s/><text:span text:style-name="T5">130</text:span></text:p>
            <text:p text:style-name="P1">Rol: <text:span text:style-name="T5">Auxiliar</text:span></text:p>
            <text:p text:style-name="P1">Tipo Empleado: <text:span text:style-name="T5">Interno</text:span></text:p>
            <text:p text:style-name="P3"><text:span text:style-name="T1">Cantidad de entregas:</text:span><text:span text:style-name="T4">222</text:span></text:p>
            <text:p text:style-name="P4"><text:span text:style-name="T3">M</text:span><text:span text:style-name="T2">es: marzo </text:span></text:p>
          </table:table-cell>
          <table:table-cell table:style-name="Tabla1.D2" office:value-type="string">
            <text:p text:style-name="P6"><text:span text:style-name="T1">Total a pagar: </text:span><text:span text:style-name="T2">$275.50 </text:span><text:s/></text:p>
            <text:p text:style-name="P4"><text:span text:style-name="T6">Bono por horas</text:span>: $0</text:p>
            <text:p text:style-name="P4"/>
          </table:table-cell>
        </table:table-row>
      </table:table>
      <text:p text:style-name="P11"/>
      <text:p text:style-name="P12"><text:s/><text:span text:style-name="T5">C) Herramientas de desarrollo </text:span></text:p>
      <text:p text:style-name="P12"><text:span text:style-name="T5">IDE:Visual Studio Code</text:span></text:p>
      <text:p text:style-name="P13">XAMPP v3.2.2</text:p>
      <text:p text:style-name="P13">POSTMAN</text:p>
      <text:p text:style-name="P13"/>
      <text:p text:style-name="P12"/>
      <text:p text:style-name="P12"><text:span text:style-name="T5">Frontend : Angular <text:s/>7.0.3</text:span></text:p>
      <text:p text:style-name="P13">Backend: php 5.6, phalcon 5.6 RAC</text:p>
      <text:p text:style-name="P13">Base de datos: sql server 2008</text:p>
      <text:p text:style-name="P13"/>
      <text:p text:style-name="P15"/>
      <text:p text:style-name="P15"/>
      <text:p text:style-name="P15"/>
      <text:p text:style-name="P15"><text:soft-page-break/>D)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ID</text:p>
          </table:table-cell>
          <table:table-cell table:style-name="Tabla2.A1" office:value-type="string">
            <text:p text:style-name="P7">Descripcion de la prueba</text:p>
          </table:table-cell>
          <table:table-cell table:style-name="Tabla2.A1" office:value-type="string">
            <text:p text:style-name="P7">Resultado de la prueba</text:p>
          </table:table-cell>
          <table:table-cell table:style-name="Tabla2.D1" office:value-type="string">
            <text:p text:style-name="P7">¿Por que Falló? </text:p>
          </table:table-cell>
        </table:table-row>
        <table:table-row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1">Se consulta empleado con sueldo mayor a 16 000 </text:p>
            <text:p text:style-name="P2">IdEmpleado: <text:s/>100</text:p>
            <text:p text:style-name="P2">Rol: cargador</text:p>
            <text:p text:style-name="P2">Tipo Empleado: Interno</text:p>
            <text:p text:style-name="P8"><text:span text:style-name="T1">Cantidad de entregas:</text:span><text:span text:style-name="T3">6201</text:span></text:p>
            <text:p text:style-name="P5"><text:span text:style-name="T3">M</text:span><text:span text:style-name="T2">es: marzo </text:span></text:p>
          </table:table-cell>
          <table:table-cell table:style-name="Tabla2.A2" office:value-type="string">
            <text:p text:style-name="P3"><text:span text:style-name="T1">Total a pagar: </text:span><text:span text:style-name="T2">$30,748.98</text:span> </text:p>
            <text:p text:style-name="P4">ISR adicional: $909.77</text:p>
          </table:table-cell>
          <table:table-cell table:style-name="Tabla2.D2" office:value-type="string">
            <text:p text:style-name="P7">Pasó la prueba</text:p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1">Se consulta empleado con sueldo <text:span text:style-name="T5">menor</text:span> a 16 000 </text:p>
            <text:p text:style-name="P2">IdEmpleado: <text:s/>1<text:span text:style-name="T5">1</text:span>0</text:p>
            <text:p text:style-name="P2">Rol: <text:span text:style-name="T5">Chofer</text:span></text:p>
            <text:p text:style-name="P2">Tipo Empleado: <text:span text:style-name="T5">Externo</text:span></text:p>
            <text:p text:style-name="P8"><text:span text:style-name="T1">Cantidad de entregas:</text:span><text:span text:style-name="T3">452</text:span></text:p>
            <text:p text:style-name="P5"><text:span text:style-name="T3">M</text:span><text:span text:style-name="T2">es: marzo </text:span></text:p>
          </table:table-cell>
          <table:table-cell table:style-name="Tabla2.A2" office:value-type="string">
            <text:p text:style-name="P3"><text:span text:style-name="T1">Total a pagar: </text:span><text:span text:style-name="T2">$30,748.98</text:span> </text:p>
            <text:p text:style-name="P4">Vales Despensa: $0</text:p>
            <text:p text:style-name="P4"/>
          </table:table-cell>
          <table:table-cell table:style-name="Tabla2.D2" office:value-type="string">
            <text:p text:style-name="P7">Pasó la prueba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4">Se consulta empleado auxiliar</text:p>
            <text:p text:style-name="P2">IdEmpleado: <text:s/><text:span text:style-name="T5">130</text:span></text:p>
            <text:p text:style-name="P2">Rol: <text:span text:style-name="T5">Auxiliar</text:span></text:p>
            <text:p text:style-name="P2">Tipo Empleado: <text:span text:style-name="T5">Interno</text:span></text:p>
            <text:p text:style-name="P8"><text:span text:style-name="T1">Cantidad de entregas:</text:span><text:span text:style-name="T4">222</text:span></text:p>
            <text:p text:style-name="P5"><text:span text:style-name="T3">M</text:span><text:span text:style-name="T2">es: marzo</text:span></text:p>
            <text:p text:style-name="P14"/>
          </table:table-cell>
          <table:table-cell table:style-name="Tabla2.A2" office:value-type="string">
            <text:p text:style-name="P8"><text:span text:style-name="T1">Total a pagar: </text:span><text:span text:style-name="T2">$275.50 </text:span><text:s/></text:p>
            <text:p text:style-name="P5"><text:span text:style-name="T6">Bono por horas</text:span>: $0</text:p>
            <text:p text:style-name="P4"/>
          </table:table-cell>
          <table:table-cell table:style-name="Tabla2.D2" office:value-type="string">
            <text:p text:style-name="P7">Pasó la prueba</text:p>
          </table:table-cell>
        </table:table-row>
      </table:table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0:39.901000000</meta:creation-date>
    <dc:date>2019-03-15T17:24:52.209000000</dc:date>
    <meta:editing-duration>PT34M15S</meta:editing-duration>
    <meta:editing-cycles>4</meta:editing-cycles>
    <meta:generator>LibreOffice/6.0.4.2$Windows_X86_64 LibreOffice_project/9b0d9b32d5dcda91d2f1a96dc04c645c450872bf</meta:generator>
    <meta:document-statistic meta:table-count="2" meta:image-count="0" meta:object-count="0" meta:page-count="2" meta:paragraph-count="84" meta:word-count="324" meta:character-count="1969" meta:non-whitespace-character-count="1694"/>
  </office:meta>
</office:document-meta>
</file>